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F4310AB766A1337FBC.png" manifest:media-type="image/png"/>
  <manifest:file-entry manifest:full-path="Pictures/10000000000001F4000001F4A3C871CBA40AD151.png" manifest:media-type="image/png"/>
  <manifest:file-entry manifest:full-path="Pictures/10000000000001F3000001F3B6D272086F9CF318.png" manifest:media-type="image/png"/>
  <manifest:file-entry manifest:full-path="Pictures/10000000000001F4000001F44C518A34E1C2F340.png" manifest:media-type="image/png"/>
  <manifest:file-entry manifest:full-path="Pictures/10000000000001F3000001F44F9442EE729CC9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0000" draw:fill="none" draw:fill-color="#ff0000" draw:textarea-vertical-align="middle"/>
    </style:style>
    <style:style style:name="gr4" style:family="graphic" style:parent-style-name="objectwithoutfill">
      <style:graphic-properties svg:stroke-color="#008000" draw:fill="none" draw:textarea-vertical-align="middle"/>
    </style:style>
    <style:style style:name="gr5" style:family="graphic" style:parent-style-name="objectwithoutfill">
      <style:graphic-properties svg:stroke-color="#0066cc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8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draw:fill="none" fo:min-height="2.212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T1" style:family="text">
      <style:text-properties style:font-name="DejaVu Sans"/>
    </style:style>
    <style:style style:name="T2" style:family="text">
      <style:text-properties fo:color="#ff6309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02cm" svg:height="13.202cm" svg:x="6.293cm" svg:y="1.598cm">
          <draw:image xlink:href="Pictures/10000000000001F3000001F3B6D272086F9CF318.png" xlink:type="simple" xlink:show="embed" xlink:actuate="onLoad">
            <text:p/>
          </draw:image>
        </draw:frame>
        <draw:line draw:style-name="gr2" draw:text-style-name="P1" draw:layer="layout" svg:x1="9.2cm" svg:y1="3cm" svg:x2="15.6cm" svg:y2="13.2cm">
          <text:p/>
        </draw:line>
        <draw:line draw:style-name="gr3" draw:text-style-name="P2" draw:layer="layout" svg:x1="11.4cm" svg:y1="2.8cm" svg:x2="17.8cm" svg:y2="13cm">
          <text:p/>
        </draw:line>
        <draw:line draw:style-name="gr4" draw:text-style-name="P1" draw:layer="layout" svg:x1="11.8cm" svg:y1="3.2cm" svg:x2="12.8cm" svg:y2="13cm">
          <text:p/>
        </draw:line>
        <draw:line draw:style-name="gr5" draw:text-style-name="P1" draw:layer="layout" svg:x1="13.4cm" svg:y1="3.2cm" svg:x2="14.4cm" svg:y2="13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3.202cm" svg:height="13.202cm" svg:x="4.598cm" svg:y="1.6cm">
          <draw:image xlink:href="Pictures/10000000000001F3000001F3B6D272086F9CF318.png" xlink:type="simple" xlink:show="embed" xlink:actuate="onLoad">
            <text:p/>
          </draw:image>
        </draw:frame>
        <draw:line draw:style-name="gr2" draw:text-style-name="P1" draw:layer="layout" svg:x1="9.2cm" svg:y1="3cm" svg:x2="15.6cm" svg:y2="13.2cm">
          <text:p/>
        </draw:line>
        <draw:line draw:style-name="gr2" draw:text-style-name="P1" draw:layer="layout" svg:x1="10.2cm" svg:y1="3cm" svg:x2="16.6cm" svg:y2="13.2cm">
          <text:p/>
        </draw:line>
        <draw:line draw:style-name="gr2" draw:text-style-name="P1" draw:layer="layout" svg:x1="8.4cm" svg:y1="3.2cm" svg:x2="14.8cm" svg:y2="13.4cm">
          <text:p/>
        </draw:line>
        <draw:line draw:style-name="gr7" draw:text-style-name="P4" draw:layer="layout" svg:x1="12cm" svg:y1="9cm" svg:x2="13.4cm" svg:y2="8.2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202cm" svg:height="13.202cm" svg:x="6.4cm" svg:y="1.598cm">
          <draw:image xlink:href="Pictures/10000000000001F3000001F3B6D272086F9CF318.png" xlink:type="simple" xlink:show="embed" xlink:actuate="onLoad">
            <text:p/>
          </draw:image>
        </draw:frame>
        <draw:line draw:style-name="gr3" draw:text-style-name="P2" draw:layer="layout" svg:x1="11.4cm" svg:y1="2.8cm" svg:x2="17.8cm" svg:y2="13cm">
          <text:p/>
        </draw:line>
        <draw:line draw:style-name="gr3" draw:text-style-name="P2" draw:layer="layout" svg:x1="10.6cm" svg:y1="3.4cm" svg:x2="17cm" svg:y2="13.6cm">
          <text:p/>
        </draw:line>
        <draw:line draw:style-name="gr3" draw:text-style-name="P2" draw:layer="layout" svg:x1="12.959cm" svg:y1="2.6cm" svg:x2="19.359cm" svg:y2="12.8cm">
          <text:p/>
        </draw:line>
        <draw:line draw:style-name="gr8" draw:text-style-name="P4" draw:layer="layout" svg:x1="13.2cm" svg:y1="7.6cm" svg:x2="15.4cm" svg:y2="6.4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3.202cm" svg:height="13.202cm" svg:x="6.293cm" svg:y="1.598cm">
          <draw:image xlink:href="Pictures/10000000000001F3000001F3B6D272086F9CF318.png" xlink:type="simple" xlink:show="embed" xlink:actuate="onLoad">
            <text:p/>
          </draw:image>
        </draw:frame>
        <draw:line draw:style-name="gr4" draw:text-style-name="P1" draw:layer="layout" svg:x1="11.8cm" svg:y1="3.2cm" svg:x2="12.8cm" svg:y2="13cm">
          <text:p/>
        </draw:line>
        <draw:line draw:style-name="gr4" draw:text-style-name="P1" draw:layer="layout" svg:x1="11.2cm" svg:y1="3.165cm" svg:x2="12.2cm" svg:y2="12.965cm">
          <text:p/>
        </draw:line>
        <draw:line draw:style-name="gr4" draw:text-style-name="P1" draw:layer="layout" svg:x1="12.094cm" svg:y1="3.2cm" svg:x2="13.094cm" svg:y2="13cm">
          <text:p/>
        </draw:line>
        <draw:line draw:style-name="gr9" draw:text-style-name="P4" draw:layer="layout" svg:x1="11.6cm" svg:y1="7.8cm" svg:x2="12.6cm" svg:y2="7.6cm">
          <text:p/>
        </draw:line>
        <draw:frame draw:style-name="gr10" draw:text-style-name="P6" draw:layer="layout" svg:width="8.628cm" svg:height="3.199cm" svg:x="13.2cm" svg:y="10.2cm">
          <draw:text-box>
            <text:p><text:span text:style-name="T1">Introduction of the </text:span><text:span text:style-name="T2">cost parameter C</text:span><text:span text:style-name="T1">. C is too high: </text:span><text:span text:style-name="T2">overfitting</text:span><text:span text:style-name="T1">. C is too low: </text:span><text:span text:style-name="T2">underfitting</text:span><text:span text:style-name="T1">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3.202cm" svg:height="13.202cm" svg:x="6.293cm" svg:y="1.598cm">
          <draw:image xlink:href="Pictures/10000000000001F3000001F3B6D272086F9CF318.png" xlink:type="simple" xlink:show="embed" xlink:actuate="onLoad">
            <text:p/>
          </draw:image>
        </draw:frame>
        <draw:line draw:style-name="gr5" draw:text-style-name="P1" draw:layer="layout" svg:x1="13.4cm" svg:y1="3.2cm" svg:x2="14.4cm" svg:y2="13cm">
          <text:p/>
        </draw:line>
        <draw:line draw:style-name="gr5" draw:text-style-name="P1" draw:layer="layout" svg:x1="12.06cm" svg:y1="3.2cm" svg:x2="13.06cm" svg:y2="13cm">
          <text:p/>
        </draw:line>
        <draw:line draw:style-name="gr5" draw:text-style-name="P1" draw:layer="layout" svg:x1="14.747cm" svg:y1="3.2cm" svg:x2="15.747cm" svg:y2="13cm">
          <text:p/>
        </draw:line>
        <draw:line draw:style-name="gr11" draw:text-style-name="P4" draw:layer="layout" svg:x1="12.494cm" svg:y1="7.6cm" svg:x2="15.2cm" svg:y2="7.4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2" draw:text-style-name="P4" draw:layer="layout" svg:width="7.23cm" svg:height="7.23cm" svg:x="2.4cm" svg:y="0.37cm">
          <draw:image xlink:href="Pictures/10000000000001F3000001F44F9442EE729CC9F0.png" xlink:type="simple" xlink:show="embed" xlink:actuate="onLoad">
            <text:p/>
          </draw:image>
        </draw:frame>
        <draw:frame draw:style-name="gr12" draw:text-style-name="P4" draw:layer="layout" svg:width="7.23cm" svg:height="7.23cm" svg:x="2.4cm" svg:y="7.8cm">
          <draw:image xlink:href="Pictures/10000000000001F4000001F44C518A34E1C2F340.png" xlink:type="simple" xlink:show="embed" xlink:actuate="onLoad">
            <text:p/>
          </draw:image>
        </draw:frame>
        <draw:frame draw:style-name="gr12" draw:text-style-name="P4" draw:layer="layout" svg:width="7.23cm" svg:height="7.23cm" svg:x="11.97cm" svg:y="0.37cm">
          <draw:image xlink:href="Pictures/10000000000001F4000001F4A3C871CBA40AD151.png" xlink:type="simple" xlink:show="embed" xlink:actuate="onLoad">
            <text:p/>
          </draw:image>
        </draw:frame>
        <draw:frame draw:style-name="gr12" draw:text-style-name="P4" draw:layer="layout" svg:width="7.23cm" svg:height="7.23cm" svg:x="11.97cm" svg:y="7.8cm">
          <draw:image xlink:href="Pictures/10000000000001F4000001F4310AB766A1337F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senKhodja </meta:initial-creator>
    <meta:creation-date>2019-05-14T18:51:17.096499367</meta:creation-date>
    <dc:date>2019-05-15T01:01:05.085158976</dc:date>
    <dc:creator>HassenKhodja </dc:creator>
    <meta:editing-duration>PT43M34S</meta:editing-duration>
    <meta:editing-cycles>9</meta:editing-cycles>
    <meta:generator>LibreOffice/6.0.7.3$Linux_X86_64 LibreOffice_project/00m0$Build-3</meta:generator>
    <meta:document-statistic meta:object-count="63"/>
  </office:meta>
</office:document-meta>
</file>